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2f5" officeooo:paragraph-rsid="001142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++</text:p>
      <text:p text:style-name="P1"><text:tab/>STL</text:p>
      <text:p text:style-name="P1"><text:tab/><text:tab/>algorithms</text:p>
      <text:p text:style-name="P1"><text:tab/><text:tab/>map</text:p>
      <text:p text:style-name="P1"><text:tab/><text:tab/>list,vector</text:p>
      <text:p text:style-name="P1"><text:tab/><text:tab/>hash map</text:p>
      <text:p text:style-name="P1"><text:tab/>Basics</text:p>
      <text:p text:style-name="P1"><text:tab/><text:tab/>scope resolution</text:p>
      <text:p text:style-name="P1"><text:tab/>Reading input from file and giving output through file</text:p>
      <text:p text:style-name="P1"><text:tab/></text:p>
      <text:p text:style-name="P1">Python</text:p>
      <text:p text:style-name="P1"><text:tab/></text:p>
      <text:p text:style-name="P1"><text:tab/>Data structures</text:p>
      <text:p text:style-name="P1"><text:tab/><text:tab/>list,tuple,set,dictonary</text:p>
      <text:p text:style-name="P1"><text:tab/>membership operators</text:p>
      <text:p text:style-name="P1"><text:tab/>lambda function</text:p>
      <text:p text:style-name="P1"><text:tab/>file handling</text:p>
      <text:p text:style-name="P1"><text:tab/>Decarators</text:p>
      <text:p text:style-name="P1"><text:tab/>iterators </text:p>
      <text:p text:style-name="P1"><text:tab/>generators</text:p>
      <text:p text:style-name="P1"><text:tab/>comprehens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21:37:24.846470573</meta:creation-date>
    <dc:date>2021-02-16T21:43:42.439352761</dc:date>
    <meta:editing-duration>PT6M18S</meta:editing-duration>
    <meta:editing-cycles>1</meta:editing-cycles>
    <meta:document-statistic meta:table-count="0" meta:image-count="0" meta:object-count="0" meta:page-count="1" meta:paragraph-count="21" meta:word-count="33" meta:character-count="275" meta:non-whitespace-character-count="235"/>
    <meta:generator>LibreOffice/6.4.6.2$Linux_X86_64 LibreOffice_project/40$Build-2</meta:generator>
  </office:meta>
</office:document-meta>
</file>